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Ivy League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Ivy League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630" calcext:value-type="float">
            <text:p>630</text:p>
          </table:table-cell>
          <table:table-cell table:formula="of:=[.B2]*[.B2]" office:value-type="float" office:value="8100" calcext:value-type="float">
            <text:p>8100</text:p>
          </table:table-cell>
          <table:table-cell table:formula="of:=[.C2]*[.C2]" office:value-type="float" office:value="49" calcext:value-type="float">
            <text:p>49</text:p>
          </table:table-cell>
          <table:table-cell table:style-name="ce3" table:formula="of:=SUM([.D2:.D241])/SQRT(SUM([.E2:.E241]))/SQRT(SUM([.F2:.F241]))" office:value-type="float" office:value="0.949645522546775" calcext:value-type="float">
            <text:p>0.95</text:p>
          </table:table-cell>
          <table:table-cell table:style-name="ce3" table:formula="of:=CORREL([.B2:.B241];[.C2:.C241])" office:value-type="float" office:value="-0.104002422889112" calcext:value-type="float">
            <text:p>-0.10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500" calcext:value-type="float">
            <text:p>500</text:p>
          </table:table-cell>
          <table:table-cell table:formula="of:=[.B3]*[.B3]" office:value-type="float" office:value="10000" calcext:value-type="float">
            <text:p>10000</text:p>
          </table:table-cell>
          <table:table-cell table:formula="of:=[.C3]*[.C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276" calcext:value-type="float">
            <text:p>276</text:p>
          </table:table-cell>
          <table:table-cell table:formula="of:=[.B4]*[.B4]" office:value-type="float" office:value="8464" calcext:value-type="float">
            <text:p>8464</text:p>
          </table:table-cell>
          <table:table-cell table:formula="of:=[.C4]*[.C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65" calcext:value-type="float">
            <text:p>465</text:p>
          </table:table-cell>
          <table:table-cell table:formula="of:=[.B5]*[.B5]" office:value-type="float" office:value="8649" calcext:value-type="float">
            <text:p>8649</text:p>
          </table:table-cell>
          <table:table-cell table:formula="of:=[.C5]*[.C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432" calcext:value-type="float">
            <text:p>432</text:p>
          </table:table-cell>
          <table:table-cell table:formula="of:=[.B6]*[.B6]" office:value-type="float" office:value="5184" calcext:value-type="float">
            <text:p>5184</text:p>
          </table:table-cell>
          <table:table-cell table:formula="of:=[.C6]*[.C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518" calcext:value-type="float">
            <text:p>518</text:p>
          </table:table-cell>
          <table:table-cell table:formula="of:=[.B7]*[.B7]" office:value-type="float" office:value="5476" calcext:value-type="float">
            <text:p>5476</text:p>
          </table:table-cell>
          <table:table-cell table:formula="of:=[.C7]*[.C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formula="of:=[.B8]*[.C8]" office:value-type="float" office:value="504" calcext:value-type="float">
            <text:p>504</text:p>
          </table:table-cell>
          <table:table-cell table:formula="of:=[.B8]*[.B8]" office:value-type="float" office:value="5184" calcext:value-type="float">
            <text:p>5184</text:p>
          </table:table-cell>
          <table:table-cell table:formula="of:=[.C8]*[.C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308" calcext:value-type="float">
            <text:p>308</text:p>
          </table:table-cell>
          <table:table-cell table:formula="of:=[.B9]*[.B9]" office:value-type="float" office:value="5929" calcext:value-type="float">
            <text:p>5929</text:p>
          </table:table-cell>
          <table:table-cell table:formula="of:=[.C9]*[.C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595" calcext:value-type="float">
            <text:p>595</text:p>
          </table:table-cell>
          <table:table-cell table:formula="of:=[.B10]*[.B10]" office:value-type="float" office:value="7225" calcext:value-type="float">
            <text:p>7225</text:p>
          </table:table-cell>
          <table:table-cell table:formula="of:=[.C10]*[.C1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formula="of:=[.B11]*[.C11]" office:value-type="float" office:value="528" calcext:value-type="float">
            <text:p>528</text:p>
          </table:table-cell>
          <table:table-cell table:formula="of:=[.B11]*[.B11]" office:value-type="float" office:value="7744" calcext:value-type="float">
            <text:p>7744</text:p>
          </table:table-cell>
          <table:table-cell table:formula="of:=[.C11]*[.C1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formula="of:=[.B12]*[.C12]" office:value-type="float" office:value="532" calcext:value-type="float">
            <text:p>532</text:p>
          </table:table-cell>
          <table:table-cell table:formula="of:=[.B12]*[.B12]" office:value-type="float" office:value="5776" calcext:value-type="float">
            <text:p>5776</text:p>
          </table:table-cell>
          <table:table-cell table:formula="of:=[.C12]*[.C1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float" office:value="316" calcext:value-type="float">
            <text:p>316</text:p>
          </table:table-cell>
          <table:table-cell table:formula="of:=[.B13]*[.B13]" office:value-type="float" office:value="6241" calcext:value-type="float">
            <text:p>6241</text:p>
          </table:table-cell>
          <table:table-cell table:formula="of:=[.C13]*[.C1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[.B14]*[.C14]" office:value-type="float" office:value="312" calcext:value-type="float">
            <text:p>312</text:p>
          </table:table-cell>
          <table:table-cell table:formula="of:=[.B14]*[.B14]" office:value-type="float" office:value="6084" calcext:value-type="float">
            <text:p>6084</text:p>
          </table:table-cell>
          <table:table-cell table:formula="of:=[.C14]*[.C1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formula="of:=[.B15]*[.C15]" office:value-type="float" office:value="405" calcext:value-type="float">
            <text:p>405</text:p>
          </table:table-cell>
          <table:table-cell table:formula="of:=[.B15]*[.B15]" office:value-type="float" office:value="6561" calcext:value-type="float">
            <text:p>6561</text:p>
          </table:table-cell>
          <table:table-cell table:formula="of:=[.C15]*[.C1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[.B16]*[.C16]" office:value-type="float" office:value="415" calcext:value-type="float">
            <text:p>415</text:p>
          </table:table-cell>
          <table:table-cell table:formula="of:=[.B16]*[.B16]" office:value-type="float" office:value="6889" calcext:value-type="float">
            <text:p>6889</text:p>
          </table:table-cell>
          <table:table-cell table:formula="of:=[.C16]*[.C1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formula="of:=[.B17]*[.C17]" office:value-type="float" office:value="518" calcext:value-type="float">
            <text:p>518</text:p>
          </table:table-cell>
          <table:table-cell table:formula="of:=[.B17]*[.B17]" office:value-type="float" office:value="5476" calcext:value-type="float">
            <text:p>5476</text:p>
          </table:table-cell>
          <table:table-cell table:formula="of:=[.C17]*[.C1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[.B18]*[.C18]" office:value-type="float" office:value="260" calcext:value-type="float">
            <text:p>260</text:p>
          </table:table-cell>
          <table:table-cell table:formula="of:=[.B18]*[.B18]" office:value-type="float" office:value="4225" calcext:value-type="float">
            <text:p>4225</text:p>
          </table:table-cell>
          <table:table-cell table:formula="of:=[.C18]*[.C1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[.B19]*[.C19]" office:value-type="float" office:value="315" calcext:value-type="float">
            <text:p>315</text:p>
          </table:table-cell>
          <table:table-cell table:formula="of:=[.B19]*[.B19]" office:value-type="float" office:value="3969" calcext:value-type="float">
            <text:p>3969</text:p>
          </table:table-cell>
          <table:table-cell table:formula="of:=[.C19]*[.C1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[.B20]*[.C20]" office:value-type="float" office:value="310" calcext:value-type="float">
            <text:p>310</text:p>
          </table:table-cell>
          <table:table-cell table:formula="of:=[.B20]*[.B20]" office:value-type="float" office:value="3844" calcext:value-type="float">
            <text:p>3844</text:p>
          </table:table-cell>
          <table:table-cell table:formula="of:=[.C20]*[.C2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formula="of:=[.B21]*[.C21]" office:value-type="float" office:value="469" calcext:value-type="float">
            <text:p>469</text:p>
          </table:table-cell>
          <table:table-cell table:formula="of:=[.B21]*[.B21]" office:value-type="float" office:value="4489" calcext:value-type="float">
            <text:p>4489</text:p>
          </table:table-cell>
          <table:table-cell table:formula="of:=[.C21]*[.C2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formula="of:=[.B22]*[.C22]" office:value-type="float" office:value="438" calcext:value-type="float">
            <text:p>438</text:p>
          </table:table-cell>
          <table:table-cell table:formula="of:=[.B22]*[.B22]" office:value-type="float" office:value="5329" calcext:value-type="float">
            <text:p>5329</text:p>
          </table:table-cell>
          <table:table-cell table:formula="of:=[.C22]*[.C2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B23]*[.C23]" office:value-type="float" office:value="356" calcext:value-type="float">
            <text:p>356</text:p>
          </table:table-cell>
          <table:table-cell table:formula="of:=[.B23]*[.B23]" office:value-type="float" office:value="7921" calcext:value-type="float">
            <text:p>7921</text:p>
          </table:table-cell>
          <table:table-cell table:formula="of:=[.C23]*[.C2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[.B24]*[.C24]" office:value-type="float" office:value="400" calcext:value-type="float">
            <text:p>400</text:p>
          </table:table-cell>
          <table:table-cell table:formula="of:=[.B24]*[.B24]" office:value-type="float" office:value="6400" calcext:value-type="float">
            <text:p>6400</text:p>
          </table:table-cell>
          <table:table-cell table:formula="of:=[.C24]*[.C2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[.B25]*[.C25]" office:value-type="float" office:value="198" calcext:value-type="float">
            <text:p>198</text:p>
          </table:table-cell>
          <table:table-cell table:formula="of:=[.B25]*[.B25]" office:value-type="float" office:value="4356" calcext:value-type="float">
            <text:p>4356</text:p>
          </table:table-cell>
          <table:table-cell table:formula="of:=[.C25]*[.C2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B26]*[.C26]" office:value-type="float" office:value="256" calcext:value-type="float">
            <text:p>256</text:p>
          </table:table-cell>
          <table:table-cell table:formula="of:=[.B26]*[.B26]" office:value-type="float" office:value="4096" calcext:value-type="float">
            <text:p>4096</text:p>
          </table:table-cell>
          <table:table-cell table:formula="of:=[.C26]*[.C2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[.B27]*[.C27]" office:value-type="float" office:value="325" calcext:value-type="float">
            <text:p>325</text:p>
          </table:table-cell>
          <table:table-cell table:formula="of:=[.B27]*[.B27]" office:value-type="float" office:value="4225" calcext:value-type="float">
            <text:p>4225</text:p>
          </table:table-cell>
          <table:table-cell table:formula="of:=[.C27]*[.C2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345" calcext:value-type="float">
            <text:p>345</text:p>
          </table:table-cell>
          <table:table-cell table:formula="of:=[.B28]*[.B28]" office:value-type="float" office:value="4761" calcext:value-type="float">
            <text:p>4761</text:p>
          </table:table-cell>
          <table:table-cell table:formula="of:=[.C28]*[.C2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[.B29]*[.C29]" office:value-type="float" office:value="288" calcext:value-type="float">
            <text:p>288</text:p>
          </table:table-cell>
          <table:table-cell table:formula="of:=[.B29]*[.B29]" office:value-type="float" office:value="5184" calcext:value-type="float">
            <text:p>5184</text:p>
          </table:table-cell>
          <table:table-cell table:formula="of:=[.C29]*[.C2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B30]*[.C30]" office:value-type="float" office:value="285" calcext:value-type="float">
            <text:p>285</text:p>
          </table:table-cell>
          <table:table-cell table:formula="of:=[.B30]*[.B30]" office:value-type="float" office:value="3249" calcext:value-type="float">
            <text:p>3249</text:p>
          </table:table-cell>
          <table:table-cell table:formula="of:=[.C30]*[.C3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[.B31]*[.C31]" office:value-type="float" office:value="330" calcext:value-type="float">
            <text:p>330</text:p>
          </table:table-cell>
          <table:table-cell table:formula="of:=[.B31]*[.B31]" office:value-type="float" office:value="3025" calcext:value-type="float">
            <text:p>3025</text:p>
          </table:table-cell>
          <table:table-cell table:formula="of:=[.C31]*[.C3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102" calcext:value-type="float">
            <text:p>102</text:p>
          </table:table-cell>
          <table:table-cell table:formula="of:=[.B32]*[.B32]" office:value-type="float" office:value="2601" calcext:value-type="float">
            <text:p>2601</text:p>
          </table:table-cell>
          <table:table-cell table:formula="of:=[.C32]*[.C3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formula="of:=[.B33]*[.C33]" office:value-type="float" office:value="345" calcext:value-type="float">
            <text:p>345</text:p>
          </table:table-cell>
          <table:table-cell table:formula="of:=[.B33]*[.B33]" office:value-type="float" office:value="4761" calcext:value-type="float">
            <text:p>4761</text:p>
          </table:table-cell>
          <table:table-cell table:formula="of:=[.C33]*[.C3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formula="of:=[.B34]*[.C34]" office:value-type="float" office:value="330" calcext:value-type="float">
            <text:p>330</text:p>
          </table:table-cell>
          <table:table-cell table:formula="of:=[.B34]*[.B34]" office:value-type="float" office:value="4356" calcext:value-type="float">
            <text:p>4356</text:p>
          </table:table-cell>
          <table:table-cell table:formula="of:=[.C34]*[.C3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[.B35]*[.C35]" office:value-type="float" office:value="292" calcext:value-type="float">
            <text:p>292</text:p>
          </table:table-cell>
          <table:table-cell table:formula="of:=[.B35]*[.B35]" office:value-type="float" office:value="5329" calcext:value-type="float">
            <text:p>5329</text:p>
          </table:table-cell>
          <table:table-cell table:formula="of:=[.C35]*[.C3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10" calcext:value-type="float">
            <text:p>210</text:p>
          </table:table-cell>
          <table:table-cell table:formula="of:=[.B36]*[.B36]" office:value-type="float" office:value="4900" calcext:value-type="float">
            <text:p>4900</text:p>
          </table:table-cell>
          <table:table-cell table:formula="of:=[.C36]*[.C3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[.B37]*[.C37]" office:value-type="float" office:value="220" calcext:value-type="float">
            <text:p>220</text:p>
          </table:table-cell>
          <table:table-cell table:formula="of:=[.B37]*[.B37]" office:value-type="float" office:value="3025" calcext:value-type="float">
            <text:p>3025</text:p>
          </table:table-cell>
          <table:table-cell table:formula="of:=[.C37]*[.C3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[.B38]*[.C38]" office:value-type="float" office:value="186" calcext:value-type="float">
            <text:p>186</text:p>
          </table:table-cell>
          <table:table-cell table:formula="of:=[.B38]*[.B38]" office:value-type="float" office:value="3844" calcext:value-type="float">
            <text:p>3844</text:p>
          </table:table-cell>
          <table:table-cell table:formula="of:=[.C38]*[.C3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[.B39]*[.C39]" office:value-type="float" office:value="252" calcext:value-type="float">
            <text:p>252</text:p>
          </table:table-cell>
          <table:table-cell table:formula="of:=[.B39]*[.B39]" office:value-type="float" office:value="3969" calcext:value-type="float">
            <text:p>3969</text:p>
          </table:table-cell>
          <table:table-cell table:formula="of:=[.C39]*[.C3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40]*[.C40]" office:value-type="float" office:value="240" calcext:value-type="float">
            <text:p>240</text:p>
          </table:table-cell>
          <table:table-cell table:formula="of:=[.B40]*[.B40]" office:value-type="float" office:value="3600" calcext:value-type="float">
            <text:p>3600</text:p>
          </table:table-cell>
          <table:table-cell table:formula="of:=[.C40]*[.C4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[.B41]*[.C41]" office:value-type="float" office:value="248" calcext:value-type="float">
            <text:p>248</text:p>
          </table:table-cell>
          <table:table-cell table:formula="of:=[.B41]*[.B41]" office:value-type="float" office:value="3844" calcext:value-type="float">
            <text:p>3844</text:p>
          </table:table-cell>
          <table:table-cell table:formula="of:=[.C41]*[.C4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B42]*[.C42]" office:value-type="float" office:value="200" calcext:value-type="float">
            <text:p>200</text:p>
          </table:table-cell>
          <table:table-cell table:formula="of:=[.B42]*[.B42]" office:value-type="float" office:value="2500" calcext:value-type="float">
            <text:p>2500</text:p>
          </table:table-cell>
          <table:table-cell table:formula="of:=[.C42]*[.C4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B43]*[.C43]" office:value-type="float" office:value="188" calcext:value-type="float">
            <text:p>188</text:p>
          </table:table-cell>
          <table:table-cell table:formula="of:=[.B43]*[.B43]" office:value-type="float" office:value="2209" calcext:value-type="float">
            <text:p>2209</text:p>
          </table:table-cell>
          <table:table-cell table:formula="of:=[.C43]*[.C4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44]*[.C44]" office:value-type="float" office:value="230" calcext:value-type="float">
            <text:p>230</text:p>
          </table:table-cell>
          <table:table-cell table:formula="of:=[.B44]*[.B44]" office:value-type="float" office:value="2116" calcext:value-type="float">
            <text:p>2116</text:p>
          </table:table-cell>
          <table:table-cell table:formula="of:=[.C44]*[.C4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[.B45]*[.C45]" office:value-type="float" office:value="216" calcext:value-type="float">
            <text:p>216</text:p>
          </table:table-cell>
          <table:table-cell table:formula="of:=[.B45]*[.B45]" office:value-type="float" office:value="2916" calcext:value-type="float">
            <text:p>2916</text:p>
          </table:table-cell>
          <table:table-cell table:formula="of:=[.C45]*[.C4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46]*[.C46]" office:value-type="float" office:value="180" calcext:value-type="float">
            <text:p>180</text:p>
          </table:table-cell>
          <table:table-cell table:formula="of:=[.B46]*[.B46]" office:value-type="float" office:value="3600" calcext:value-type="float">
            <text:p>3600</text:p>
          </table:table-cell>
          <table:table-cell table:formula="of:=[.C46]*[.C4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[.B47]*[.C47]" office:value-type="float" office:value="264" calcext:value-type="float">
            <text:p>264</text:p>
          </table:table-cell>
          <table:table-cell table:formula="of:=[.B47]*[.B47]" office:value-type="float" office:value="4356" calcext:value-type="float">
            <text:p>4356</text:p>
          </table:table-cell>
          <table:table-cell table:formula="of:=[.C47]*[.C4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[.B48]*[.C48]" office:value-type="float" office:value="228" calcext:value-type="float">
            <text:p>228</text:p>
          </table:table-cell>
          <table:table-cell table:formula="of:=[.B48]*[.B48]" office:value-type="float" office:value="3249" calcext:value-type="float">
            <text:p>3249</text:p>
          </table:table-cell>
          <table:table-cell table:formula="of:=[.C48]*[.C4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[.B49]*[.C49]" office:value-type="float" office:value="244" calcext:value-type="float">
            <text:p>244</text:p>
          </table:table-cell>
          <table:table-cell table:formula="of:=[.B49]*[.B49]" office:value-type="float" office:value="3721" calcext:value-type="float">
            <text:p>3721</text:p>
          </table:table-cell>
          <table:table-cell table:formula="of:=[.C49]*[.C4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B50]*[.C50]" office:value-type="float" office:value="280" calcext:value-type="float">
            <text:p>280</text:p>
          </table:table-cell>
          <table:table-cell table:formula="of:=[.B50]*[.B50]" office:value-type="float" office:value="3136" calcext:value-type="float">
            <text:p>3136</text:p>
          </table:table-cell>
          <table:table-cell table:formula="of:=[.C50]*[.C5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[.B51]*[.C51]" office:value-type="float" office:value="232" calcext:value-type="float">
            <text:p>232</text:p>
          </table:table-cell>
          <table:table-cell table:formula="of:=[.B51]*[.B51]" office:value-type="float" office:value="3364" calcext:value-type="float">
            <text:p>3364</text:p>
          </table:table-cell>
          <table:table-cell table:formula="of:=[.C51]*[.C5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[.B52]*[.C52]" office:value-type="float" office:value="244" calcext:value-type="float">
            <text:p>244</text:p>
          </table:table-cell>
          <table:table-cell table:formula="of:=[.B52]*[.B52]" office:value-type="float" office:value="3721" calcext:value-type="float">
            <text:p>3721</text:p>
          </table:table-cell>
          <table:table-cell table:formula="of:=[.C52]*[.C5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[.B53]*[.C53]" office:value-type="float" office:value="232" calcext:value-type="float">
            <text:p>232</text:p>
          </table:table-cell>
          <table:table-cell table:formula="of:=[.B53]*[.B53]" office:value-type="float" office:value="3364" calcext:value-type="float">
            <text:p>3364</text:p>
          </table:table-cell>
          <table:table-cell table:formula="of:=[.C53]*[.C5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B54]*[.C54]" office:value-type="float" office:value="156" calcext:value-type="float">
            <text:p>156</text:p>
          </table:table-cell>
          <table:table-cell table:formula="of:=[.B54]*[.B54]" office:value-type="float" office:value="2704" calcext:value-type="float">
            <text:p>2704</text:p>
          </table:table-cell>
          <table:table-cell table:formula="of:=[.C54]*[.C5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B55]*[.C55]" office:value-type="float" office:value="196" calcext:value-type="float">
            <text:p>196</text:p>
          </table:table-cell>
          <table:table-cell table:formula="of:=[.B55]*[.B55]" office:value-type="float" office:value="2401" calcext:value-type="float">
            <text:p>2401</text:p>
          </table:table-cell>
          <table:table-cell table:formula="of:=[.C55]*[.C5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B56]*[.C56]" office:value-type="float" office:value="188" calcext:value-type="float">
            <text:p>188</text:p>
          </table:table-cell>
          <table:table-cell table:formula="of:=[.B56]*[.B56]" office:value-type="float" office:value="2209" calcext:value-type="float">
            <text:p>2209</text:p>
          </table:table-cell>
          <table:table-cell table:formula="of:=[.C56]*[.C5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[.B57]*[.C57]" office:value-type="float" office:value="212" calcext:value-type="float">
            <text:p>212</text:p>
          </table:table-cell>
          <table:table-cell table:formula="of:=[.B57]*[.B57]" office:value-type="float" office:value="2809" calcext:value-type="float">
            <text:p>2809</text:p>
          </table:table-cell>
          <table:table-cell table:formula="of:=[.C57]*[.C5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[.B58]*[.C58]" office:value-type="float" office:value="220" calcext:value-type="float">
            <text:p>220</text:p>
          </table:table-cell>
          <table:table-cell table:formula="of:=[.B58]*[.B58]" office:value-type="float" office:value="3025" calcext:value-type="float">
            <text:p>3025</text:p>
          </table:table-cell>
          <table:table-cell table:formula="of:=[.C58]*[.C5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[.B59]*[.C59]" office:value-type="float" office:value="244" calcext:value-type="float">
            <text:p>244</text:p>
          </table:table-cell>
          <table:table-cell table:formula="of:=[.B59]*[.B59]" office:value-type="float" office:value="3721" calcext:value-type="float">
            <text:p>3721</text:p>
          </table:table-cell>
          <table:table-cell table:formula="of:=[.C59]*[.C5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[.B60]*[.C60]" office:value-type="float" office:value="244" calcext:value-type="float">
            <text:p>244</text:p>
          </table:table-cell>
          <table:table-cell table:formula="of:=[.B60]*[.B60]" office:value-type="float" office:value="3721" calcext:value-type="float">
            <text:p>3721</text:p>
          </table:table-cell>
          <table:table-cell table:formula="of:=[.C60]*[.C6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[.B61]*[.C61]" office:value-type="float" office:value="162" calcext:value-type="float">
            <text:p>162</text:p>
          </table:table-cell>
          <table:table-cell table:formula="of:=[.B61]*[.B61]" office:value-type="float" office:value="2916" calcext:value-type="float">
            <text:p>2916</text:p>
          </table:table-cell>
          <table:table-cell table:formula="of:=[.C61]*[.C6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[.B62]*[.C62]" office:value-type="float" office:value="208" calcext:value-type="float">
            <text:p>208</text:p>
          </table:table-cell>
          <table:table-cell table:formula="of:=[.B62]*[.B62]" office:value-type="float" office:value="2704" calcext:value-type="float">
            <text:p>2704</text:p>
          </table:table-cell>
          <table:table-cell table:formula="of:=[.C62]*[.C6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[.B63]*[.C63]" office:value-type="float" office:value="224" calcext:value-type="float">
            <text:p>224</text:p>
          </table:table-cell>
          <table:table-cell table:formula="of:=[.B63]*[.B63]" office:value-type="float" office:value="3136" calcext:value-type="float">
            <text:p>3136</text:p>
          </table:table-cell>
          <table:table-cell table:formula="of:=[.C63]*[.C6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[.B64]*[.C64]" office:value-type="float" office:value="232" calcext:value-type="float">
            <text:p>232</text:p>
          </table:table-cell>
          <table:table-cell table:formula="of:=[.B64]*[.B64]" office:value-type="float" office:value="3364" calcext:value-type="float">
            <text:p>3364</text:p>
          </table:table-cell>
          <table:table-cell table:formula="of:=[.C64]*[.C6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[.B65]*[.C65]" office:value-type="float" office:value="248" calcext:value-type="float">
            <text:p>248</text:p>
          </table:table-cell>
          <table:table-cell table:formula="of:=[.B65]*[.B65]" office:value-type="float" office:value="3844" calcext:value-type="float">
            <text:p>3844</text:p>
          </table:table-cell>
          <table:table-cell table:formula="of:=[.C65]*[.C6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[.B66]*[.C66]" office:value-type="float" office:value="224" calcext:value-type="float">
            <text:p>224</text:p>
          </table:table-cell>
          <table:table-cell table:formula="of:=[.B66]*[.B66]" office:value-type="float" office:value="3136" calcext:value-type="float">
            <text:p>3136</text:p>
          </table:table-cell>
          <table:table-cell table:formula="of:=[.C66]*[.C6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B67]*[.C67]" office:value-type="float" office:value="192" calcext:value-type="float">
            <text:p>192</text:p>
          </table:table-cell>
          <table:table-cell table:formula="of:=[.B67]*[.B67]" office:value-type="float" office:value="2304" calcext:value-type="float">
            <text:p>2304</text:p>
          </table:table-cell>
          <table:table-cell table:formula="of:=[.C67]*[.C6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[.B68]*[.C68]" office:value-type="float" office:value="208" calcext:value-type="float">
            <text:p>208</text:p>
          </table:table-cell>
          <table:table-cell table:formula="of:=[.B68]*[.B68]" office:value-type="float" office:value="2704" calcext:value-type="float">
            <text:p>2704</text:p>
          </table:table-cell>
          <table:table-cell table:formula="of:=[.C68]*[.C6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B69]*[.C69]" office:value-type="float" office:value="280" calcext:value-type="float">
            <text:p>280</text:p>
          </table:table-cell>
          <table:table-cell table:formula="of:=[.B69]*[.B69]" office:value-type="float" office:value="3136" calcext:value-type="float">
            <text:p>3136</text:p>
          </table:table-cell>
          <table:table-cell table:formula="of:=[.C69]*[.C6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[.B70]*[.C70]" office:value-type="float" office:value="248" calcext:value-type="float">
            <text:p>248</text:p>
          </table:table-cell>
          <table:table-cell table:formula="of:=[.B70]*[.B70]" office:value-type="float" office:value="3844" calcext:value-type="float">
            <text:p>3844</text:p>
          </table:table-cell>
          <table:table-cell table:formula="of:=[.C70]*[.C7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71]*[.C71]" office:value-type="float" office:value="240" calcext:value-type="float">
            <text:p>240</text:p>
          </table:table-cell>
          <table:table-cell table:formula="of:=[.B71]*[.B71]" office:value-type="float" office:value="3600" calcext:value-type="float">
            <text:p>3600</text:p>
          </table:table-cell>
          <table:table-cell table:formula="of:=[.C71]*[.C7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[.B72]*[.C72]" office:value-type="float" office:value="224" calcext:value-type="float">
            <text:p>224</text:p>
          </table:table-cell>
          <table:table-cell table:formula="of:=[.B72]*[.B72]" office:value-type="float" office:value="3136" calcext:value-type="float">
            <text:p>3136</text:p>
          </table:table-cell>
          <table:table-cell table:formula="of:=[.C72]*[.C7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B73]*[.C73]" office:value-type="float" office:value="200" calcext:value-type="float">
            <text:p>200</text:p>
          </table:table-cell>
          <table:table-cell table:formula="of:=[.B73]*[.B73]" office:value-type="float" office:value="2500" calcext:value-type="float">
            <text:p>2500</text:p>
          </table:table-cell>
          <table:table-cell table:formula="of:=[.C73]*[.C7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[.B74]*[.C74]" office:value-type="float" office:value="216" calcext:value-type="float">
            <text:p>216</text:p>
          </table:table-cell>
          <table:table-cell table:formula="of:=[.B74]*[.B74]" office:value-type="float" office:value="2916" calcext:value-type="float">
            <text:p>2916</text:p>
          </table:table-cell>
          <table:table-cell table:formula="of:=[.C74]*[.C7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B75]*[.C75]" office:value-type="float" office:value="204" calcext:value-type="float">
            <text:p>204</text:p>
          </table:table-cell>
          <table:table-cell table:formula="of:=[.B75]*[.B75]" office:value-type="float" office:value="2601" calcext:value-type="float">
            <text:p>2601</text:p>
          </table:table-cell>
          <table:table-cell table:formula="of:=[.C75]*[.C7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76]*[.C76]" office:value-type="float" office:value="240" calcext:value-type="float">
            <text:p>240</text:p>
          </table:table-cell>
          <table:table-cell table:formula="of:=[.B76]*[.B76]" office:value-type="float" office:value="3600" calcext:value-type="float">
            <text:p>3600</text:p>
          </table:table-cell>
          <table:table-cell table:formula="of:=[.C76]*[.C7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B77]*[.C77]" office:value-type="float" office:value="275" calcext:value-type="float">
            <text:p>275</text:p>
          </table:table-cell>
          <table:table-cell table:formula="of:=[.B77]*[.B77]" office:value-type="float" office:value="3025" calcext:value-type="float">
            <text:p>3025</text:p>
          </table:table-cell>
          <table:table-cell table:formula="of:=[.C77]*[.C7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[.B78]*[.C78]" office:value-type="float" office:value="240" calcext:value-type="float">
            <text:p>240</text:p>
          </table:table-cell>
          <table:table-cell table:formula="of:=[.B78]*[.B78]" office:value-type="float" office:value="2304" calcext:value-type="float">
            <text:p>2304</text:p>
          </table:table-cell>
          <table:table-cell table:formula="of:=[.C78]*[.C7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79]*[.C79]" office:value-type="float" office:value="220" calcext:value-type="float">
            <text:p>220</text:p>
          </table:table-cell>
          <table:table-cell table:formula="of:=[.B79]*[.B79]" office:value-type="float" office:value="1936" calcext:value-type="float">
            <text:p>1936</text:p>
          </table:table-cell>
          <table:table-cell table:formula="of:=[.C79]*[.C7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80]*[.C80]" office:value-type="float" office:value="252" calcext:value-type="float">
            <text:p>252</text:p>
          </table:table-cell>
          <table:table-cell table:formula="of:=[.B80]*[.B80]" office:value-type="float" office:value="1764" calcext:value-type="float">
            <text:p>1764</text:p>
          </table:table-cell>
          <table:table-cell table:formula="of:=[.C80]*[.C8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B81]*[.C81]" office:value-type="float" office:value="255" calcext:value-type="float">
            <text:p>255</text:p>
          </table:table-cell>
          <table:table-cell table:formula="of:=[.B81]*[.B81]" office:value-type="float" office:value="2601" calcext:value-type="float">
            <text:p>2601</text:p>
          </table:table-cell>
          <table:table-cell table:formula="of:=[.C81]*[.C8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B82]*[.C82]" office:value-type="float" office:value="265" calcext:value-type="float">
            <text:p>265</text:p>
          </table:table-cell>
          <table:table-cell table:formula="of:=[.B82]*[.B82]" office:value-type="float" office:value="2809" calcext:value-type="float">
            <text:p>2809</text:p>
          </table:table-cell>
          <table:table-cell table:formula="of:=[.C82]*[.C8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B83]*[.C83]" office:value-type="float" office:value="275" calcext:value-type="float">
            <text:p>275</text:p>
          </table:table-cell>
          <table:table-cell table:formula="of:=[.B83]*[.B83]" office:value-type="float" office:value="3025" calcext:value-type="float">
            <text:p>3025</text:p>
          </table:table-cell>
          <table:table-cell table:formula="of:=[.C83]*[.C8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[.B84]*[.C84]" office:value-type="float" office:value="220" calcext:value-type="float">
            <text:p>220</text:p>
          </table:table-cell>
          <table:table-cell table:formula="of:=[.B84]*[.B84]" office:value-type="float" office:value="3025" calcext:value-type="float">
            <text:p>3025</text:p>
          </table:table-cell>
          <table:table-cell table:formula="of:=[.C84]*[.C8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[.B85]*[.C85]" office:value-type="float" office:value="216" calcext:value-type="float">
            <text:p>216</text:p>
          </table:table-cell>
          <table:table-cell table:formula="of:=[.B85]*[.B85]" office:value-type="float" office:value="2916" calcext:value-type="float">
            <text:p>2916</text:p>
          </table:table-cell>
          <table:table-cell table:formula="of:=[.C85]*[.C8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[.B86]*[.C86]" office:value-type="float" office:value="216" calcext:value-type="float">
            <text:p>216</text:p>
          </table:table-cell>
          <table:table-cell table:formula="of:=[.B86]*[.B86]" office:value-type="float" office:value="2916" calcext:value-type="float">
            <text:p>2916</text:p>
          </table:table-cell>
          <table:table-cell table:formula="of:=[.C86]*[.C8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[.B87]*[.C87]" office:value-type="float" office:value="208" calcext:value-type="float">
            <text:p>208</text:p>
          </table:table-cell>
          <table:table-cell table:formula="of:=[.B87]*[.B87]" office:value-type="float" office:value="2704" calcext:value-type="float">
            <text:p>2704</text:p>
          </table:table-cell>
          <table:table-cell table:formula="of:=[.C87]*[.C8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[.B88]*[.C88]" office:value-type="float" office:value="236" calcext:value-type="float">
            <text:p>236</text:p>
          </table:table-cell>
          <table:table-cell table:formula="of:=[.B88]*[.B88]" office:value-type="float" office:value="3481" calcext:value-type="float">
            <text:p>3481</text:p>
          </table:table-cell>
          <table:table-cell table:formula="of:=[.C88]*[.C8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B89]*[.C89]" office:value-type="float" office:value="265" calcext:value-type="float">
            <text:p>265</text:p>
          </table:table-cell>
          <table:table-cell table:formula="of:=[.B89]*[.B89]" office:value-type="float" office:value="2809" calcext:value-type="float">
            <text:p>2809</text:p>
          </table:table-cell>
          <table:table-cell table:formula="of:=[.C89]*[.C8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B90]*[.C90]" office:value-type="float" office:value="250" calcext:value-type="float">
            <text:p>250</text:p>
          </table:table-cell>
          <table:table-cell table:formula="of:=[.B90]*[.B90]" office:value-type="float" office:value="2500" calcext:value-type="float">
            <text:p>2500</text:p>
          </table:table-cell>
          <table:table-cell table:formula="of:=[.C90]*[.C9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B91]*[.C91]" office:value-type="float" office:value="196" calcext:value-type="float">
            <text:p>196</text:p>
          </table:table-cell>
          <table:table-cell table:formula="of:=[.B91]*[.B91]" office:value-type="float" office:value="2401" calcext:value-type="float">
            <text:p>2401</text:p>
          </table:table-cell>
          <table:table-cell table:formula="of:=[.C91]*[.C9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B92]*[.C92]" office:value-type="float" office:value="250" calcext:value-type="float">
            <text:p>250</text:p>
          </table:table-cell>
          <table:table-cell table:formula="of:=[.B92]*[.B92]" office:value-type="float" office:value="2500" calcext:value-type="float">
            <text:p>2500</text:p>
          </table:table-cell>
          <table:table-cell table:formula="of:=[.C92]*[.C9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[.B93]*[.C93]" office:value-type="float" office:value="240" calcext:value-type="float">
            <text:p>240</text:p>
          </table:table-cell>
          <table:table-cell table:formula="of:=[.B93]*[.B93]" office:value-type="float" office:value="2304" calcext:value-type="float">
            <text:p>2304</text:p>
          </table:table-cell>
          <table:table-cell table:formula="of:=[.C93]*[.C9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B94]*[.C94]" office:value-type="float" office:value="255" calcext:value-type="float">
            <text:p>255</text:p>
          </table:table-cell>
          <table:table-cell table:formula="of:=[.B94]*[.B94]" office:value-type="float" office:value="2601" calcext:value-type="float">
            <text:p>2601</text:p>
          </table:table-cell>
          <table:table-cell table:formula="of:=[.C94]*[.C9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B95]*[.C95]" office:value-type="float" office:value="290" calcext:value-type="float">
            <text:p>290</text:p>
          </table:table-cell>
          <table:table-cell table:formula="of:=[.B95]*[.B95]" office:value-type="float" office:value="3364" calcext:value-type="float">
            <text:p>3364</text:p>
          </table:table-cell>
          <table:table-cell table:formula="of:=[.C95]*[.C9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[.B96]*[.C96]" office:value-type="float" office:value="315" calcext:value-type="float">
            <text:p>315</text:p>
          </table:table-cell>
          <table:table-cell table:formula="of:=[.B96]*[.B96]" office:value-type="float" office:value="3969" calcext:value-type="float">
            <text:p>3969</text:p>
          </table:table-cell>
          <table:table-cell table:formula="of:=[.C96]*[.C9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B97]*[.C97]" office:value-type="float" office:value="204" calcext:value-type="float">
            <text:p>204</text:p>
          </table:table-cell>
          <table:table-cell table:formula="of:=[.B97]*[.B97]" office:value-type="float" office:value="2601" calcext:value-type="float">
            <text:p>2601</text:p>
          </table:table-cell>
          <table:table-cell table:formula="of:=[.C97]*[.C9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B98]*[.C98]" office:value-type="float" office:value="275" calcext:value-type="float">
            <text:p>275</text:p>
          </table:table-cell>
          <table:table-cell table:formula="of:=[.B98]*[.B98]" office:value-type="float" office:value="3025" calcext:value-type="float">
            <text:p>3025</text:p>
          </table:table-cell>
          <table:table-cell table:formula="of:=[.C98]*[.C9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[.B99]*[.C99]" office:value-type="float" office:value="236" calcext:value-type="float">
            <text:p>236</text:p>
          </table:table-cell>
          <table:table-cell table:formula="of:=[.B99]*[.B99]" office:value-type="float" office:value="3481" calcext:value-type="float">
            <text:p>3481</text:p>
          </table:table-cell>
          <table:table-cell table:formula="of:=[.C99]*[.C9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B100]*[.C100]" office:value-type="float" office:value="280" calcext:value-type="float">
            <text:p>280</text:p>
          </table:table-cell>
          <table:table-cell table:formula="of:=[.B100]*[.B100]" office:value-type="float" office:value="3136" calcext:value-type="float">
            <text:p>3136</text:p>
          </table:table-cell>
          <table:table-cell table:formula="of:=[.C100]*[.C10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B101]*[.C101]" office:value-type="float" office:value="260" calcext:value-type="float">
            <text:p>260</text:p>
          </table:table-cell>
          <table:table-cell table:formula="of:=[.B101]*[.B101]" office:value-type="float" office:value="2704" calcext:value-type="float">
            <text:p>2704</text:p>
          </table:table-cell>
          <table:table-cell table:formula="of:=[.C101]*[.C10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[.B102]*[.C102]" office:value-type="float" office:value="240" calcext:value-type="float">
            <text:p>240</text:p>
          </table:table-cell>
          <table:table-cell table:formula="of:=[.B102]*[.B102]" office:value-type="float" office:value="2304" calcext:value-type="float">
            <text:p>2304</text:p>
          </table:table-cell>
          <table:table-cell table:formula="of:=[.C102]*[.C10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103]*[.C103]" office:value-type="float" office:value="270" calcext:value-type="float">
            <text:p>270</text:p>
          </table:table-cell>
          <table:table-cell table:formula="of:=[.B103]*[.B103]" office:value-type="float" office:value="2025" calcext:value-type="float">
            <text:p>2025</text:p>
          </table:table-cell>
          <table:table-cell table:formula="of:=[.C103]*[.C10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104]*[.C104]" office:value-type="float" office:value="270" calcext:value-type="float">
            <text:p>270</text:p>
          </table:table-cell>
          <table:table-cell table:formula="of:=[.B104]*[.B104]" office:value-type="float" office:value="2025" calcext:value-type="float">
            <text:p>2025</text:p>
          </table:table-cell>
          <table:table-cell table:formula="of:=[.C104]*[.C10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[.B105]*[.C105]" office:value-type="float" office:value="276" calcext:value-type="float">
            <text:p>276</text:p>
          </table:table-cell>
          <table:table-cell table:formula="of:=[.B105]*[.B105]" office:value-type="float" office:value="2116" calcext:value-type="float">
            <text:p>2116</text:p>
          </table:table-cell>
          <table:table-cell table:formula="of:=[.C105]*[.C10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B106]*[.C106]" office:value-type="float" office:value="285" calcext:value-type="float">
            <text:p>285</text:p>
          </table:table-cell>
          <table:table-cell table:formula="of:=[.B106]*[.B106]" office:value-type="float" office:value="3249" calcext:value-type="float">
            <text:p>3249</text:p>
          </table:table-cell>
          <table:table-cell table:formula="of:=[.C106]*[.C10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B107]*[.C107]" office:value-type="float" office:value="285" calcext:value-type="float">
            <text:p>285</text:p>
          </table:table-cell>
          <table:table-cell table:formula="of:=[.B107]*[.B107]" office:value-type="float" office:value="3249" calcext:value-type="float">
            <text:p>3249</text:p>
          </table:table-cell>
          <table:table-cell table:formula="of:=[.C107]*[.C10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[.B108]*[.C108]" office:value-type="float" office:value="245" calcext:value-type="float">
            <text:p>245</text:p>
          </table:table-cell>
          <table:table-cell table:formula="of:=[.B108]*[.B108]" office:value-type="float" office:value="2401" calcext:value-type="float">
            <text:p>2401</text:p>
          </table:table-cell>
          <table:table-cell table:formula="of:=[.C108]*[.C10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109]*[.C109]" office:value-type="float" office:value="225" calcext:value-type="float">
            <text:p>225</text:p>
          </table:table-cell>
          <table:table-cell table:formula="of:=[.B109]*[.B109]" office:value-type="float" office:value="2025" calcext:value-type="float">
            <text:p>2025</text:p>
          </table:table-cell>
          <table:table-cell table:formula="of:=[.C109]*[.C10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110]*[.C110]" office:value-type="float" office:value="306" calcext:value-type="float">
            <text:p>306</text:p>
          </table:table-cell>
          <table:table-cell table:formula="of:=[.B110]*[.B110]" office:value-type="float" office:value="2601" calcext:value-type="float">
            <text:p>2601</text:p>
          </table:table-cell>
          <table:table-cell table:formula="of:=[.C110]*[.C11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B111]*[.C111]" office:value-type="float" office:value="282" calcext:value-type="float">
            <text:p>282</text:p>
          </table:table-cell>
          <table:table-cell table:formula="of:=[.B111]*[.B111]" office:value-type="float" office:value="2209" calcext:value-type="float">
            <text:p>2209</text:p>
          </table:table-cell>
          <table:table-cell table:formula="of:=[.C111]*[.C11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formula="of:=[.B112]*[.C112]" office:value-type="float" office:value="354" calcext:value-type="float">
            <text:p>354</text:p>
          </table:table-cell>
          <table:table-cell table:formula="of:=[.B112]*[.B112]" office:value-type="float" office:value="3481" calcext:value-type="float">
            <text:p>3481</text:p>
          </table:table-cell>
          <table:table-cell table:formula="of:=[.C112]*[.C11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B113]*[.C113]" office:value-type="float" office:value="280" calcext:value-type="float">
            <text:p>280</text:p>
          </table:table-cell>
          <table:table-cell table:formula="of:=[.B113]*[.B113]" office:value-type="float" office:value="3136" calcext:value-type="float">
            <text:p>3136</text:p>
          </table:table-cell>
          <table:table-cell table:formula="of:=[.C113]*[.C11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114]*[.C114]" office:value-type="float" office:value="258" calcext:value-type="float">
            <text:p>258</text:p>
          </table:table-cell>
          <table:table-cell table:formula="of:=[.B114]*[.B114]" office:value-type="float" office:value="1849" calcext:value-type="float">
            <text:p>1849</text:p>
          </table:table-cell>
          <table:table-cell table:formula="of:=[.C114]*[.C11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B115]*[.C115]" office:value-type="float" office:value="240" calcext:value-type="float">
            <text:p>240</text:p>
          </table:table-cell>
          <table:table-cell table:formula="of:=[.B115]*[.B115]" office:value-type="float" office:value="1600" calcext:value-type="float">
            <text:p>1600</text:p>
          </table:table-cell>
          <table:table-cell table:formula="of:=[.C115]*[.C11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116]*[.C116]" office:value-type="float" office:value="252" calcext:value-type="float">
            <text:p>252</text:p>
          </table:table-cell>
          <table:table-cell table:formula="of:=[.B116]*[.B116]" office:value-type="float" office:value="1764" calcext:value-type="float">
            <text:p>1764</text:p>
          </table:table-cell>
          <table:table-cell table:formula="of:=[.C116]*[.C11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[.B117]*[.C117]" office:value-type="float" office:value="330" calcext:value-type="float">
            <text:p>330</text:p>
          </table:table-cell>
          <table:table-cell table:formula="of:=[.B117]*[.B117]" office:value-type="float" office:value="3025" calcext:value-type="float">
            <text:p>3025</text:p>
          </table:table-cell>
          <table:table-cell table:formula="of:=[.C117]*[.C11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118]*[.C118]" office:value-type="float" office:value="294" calcext:value-type="float">
            <text:p>294</text:p>
          </table:table-cell>
          <table:table-cell table:formula="of:=[.B118]*[.B118]" office:value-type="float" office:value="2401" calcext:value-type="float">
            <text:p>2401</text:p>
          </table:table-cell>
          <table:table-cell table:formula="of:=[.C118]*[.C11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119]*[.C119]" office:value-type="float" office:value="294" calcext:value-type="float">
            <text:p>294</text:p>
          </table:table-cell>
          <table:table-cell table:formula="of:=[.B119]*[.B119]" office:value-type="float" office:value="2401" calcext:value-type="float">
            <text:p>2401</text:p>
          </table:table-cell>
          <table:table-cell table:formula="of:=[.C119]*[.C11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[.B120]*[.C120]" office:value-type="float" office:value="336" calcext:value-type="float">
            <text:p>336</text:p>
          </table:table-cell>
          <table:table-cell table:formula="of:=[.B120]*[.B120]" office:value-type="float" office:value="3136" calcext:value-type="float">
            <text:p>3136</text:p>
          </table:table-cell>
          <table:table-cell table:formula="of:=[.C120]*[.C12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121]*[.C121]" office:value-type="float" office:value="258" calcext:value-type="float">
            <text:p>258</text:p>
          </table:table-cell>
          <table:table-cell table:formula="of:=[.B121]*[.B121]" office:value-type="float" office:value="1849" calcext:value-type="float">
            <text:p>1849</text:p>
          </table:table-cell>
          <table:table-cell table:formula="of:=[.C121]*[.C12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122]*[.C122]" office:value-type="float" office:value="288" calcext:value-type="float">
            <text:p>288</text:p>
          </table:table-cell>
          <table:table-cell table:formula="of:=[.B122]*[.B122]" office:value-type="float" office:value="2304" calcext:value-type="float">
            <text:p>2304</text:p>
          </table:table-cell>
          <table:table-cell table:formula="of:=[.C122]*[.C12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B123]*[.C123]" office:value-type="float" office:value="282" calcext:value-type="float">
            <text:p>282</text:p>
          </table:table-cell>
          <table:table-cell table:formula="of:=[.B123]*[.B123]" office:value-type="float" office:value="2209" calcext:value-type="float">
            <text:p>2209</text:p>
          </table:table-cell>
          <table:table-cell table:formula="of:=[.C123]*[.C12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[.B124]*[.C124]" office:value-type="float" office:value="399" calcext:value-type="float">
            <text:p>399</text:p>
          </table:table-cell>
          <table:table-cell table:formula="of:=[.B124]*[.B124]" office:value-type="float" office:value="3249" calcext:value-type="float">
            <text:p>3249</text:p>
          </table:table-cell>
          <table:table-cell table:formula="of:=[.C124]*[.C12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[.B125]*[.C125]" office:value-type="float" office:value="600" calcext:value-type="float">
            <text:p>600</text:p>
          </table:table-cell>
          <table:table-cell table:formula="of:=[.B125]*[.B125]" office:value-type="float" office:value="10000" calcext:value-type="float">
            <text:p>10000</text:p>
          </table:table-cell>
          <table:table-cell table:formula="of:=[.C125]*[.C12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[.B126]*[.C126]" office:value-type="float" office:value="402" calcext:value-type="float">
            <text:p>402</text:p>
          </table:table-cell>
          <table:table-cell table:formula="of:=[.B126]*[.B126]" office:value-type="float" office:value="4489" calcext:value-type="float">
            <text:p>4489</text:p>
          </table:table-cell>
          <table:table-cell table:formula="of:=[.C126]*[.C12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formula="of:=[.B127]*[.C127]" office:value-type="float" office:value="322" calcext:value-type="float">
            <text:p>322</text:p>
          </table:table-cell>
          <table:table-cell table:formula="of:=[.B127]*[.B127]" office:value-type="float" office:value="2116" calcext:value-type="float">
            <text:p>2116</text:p>
          </table:table-cell>
          <table:table-cell table:formula="of:=[.C127]*[.C12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B128]*[.C128]" office:value-type="float" office:value="336" calcext:value-type="float">
            <text:p>336</text:p>
          </table:table-cell>
          <table:table-cell table:formula="of:=[.B128]*[.B128]" office:value-type="float" office:value="2304" calcext:value-type="float">
            <text:p>2304</text:p>
          </table:table-cell>
          <table:table-cell table:formula="of:=[.C128]*[.C12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129]*[.C129]" office:value-type="float" office:value="343" calcext:value-type="float">
            <text:p>343</text:p>
          </table:table-cell>
          <table:table-cell table:formula="of:=[.B129]*[.B129]" office:value-type="float" office:value="2401" calcext:value-type="float">
            <text:p>2401</text:p>
          </table:table-cell>
          <table:table-cell table:formula="of:=[.C129]*[.C12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130]*[.C130]" office:value-type="float" office:value="385" calcext:value-type="float">
            <text:p>385</text:p>
          </table:table-cell>
          <table:table-cell table:formula="of:=[.B130]*[.B130]" office:value-type="float" office:value="3025" calcext:value-type="float">
            <text:p>3025</text:p>
          </table:table-cell>
          <table:table-cell table:formula="of:=[.C130]*[.C13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[.B131]*[.C131]" office:value-type="float" office:value="336" calcext:value-type="float">
            <text:p>336</text:p>
          </table:table-cell>
          <table:table-cell table:formula="of:=[.B131]*[.B131]" office:value-type="float" office:value="3136" calcext:value-type="float">
            <text:p>3136</text:p>
          </table:table-cell>
          <table:table-cell table:formula="of:=[.C131]*[.C13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132]*[.C132]" office:value-type="float" office:value="324" calcext:value-type="float">
            <text:p>324</text:p>
          </table:table-cell>
          <table:table-cell table:formula="of:=[.B132]*[.B132]" office:value-type="float" office:value="2916" calcext:value-type="float">
            <text:p>2916</text:p>
          </table:table-cell>
          <table:table-cell table:formula="of:=[.C132]*[.C13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[.B133]*[.C133]" office:value-type="float" office:value="276" calcext:value-type="float">
            <text:p>276</text:p>
          </table:table-cell>
          <table:table-cell table:formula="of:=[.B133]*[.B133]" office:value-type="float" office:value="2116" calcext:value-type="float">
            <text:p>2116</text:p>
          </table:table-cell>
          <table:table-cell table:formula="of:=[.C133]*[.C13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134]*[.C134]" office:value-type="float" office:value="288" calcext:value-type="float">
            <text:p>288</text:p>
          </table:table-cell>
          <table:table-cell table:formula="of:=[.B134]*[.B134]" office:value-type="float" office:value="2304" calcext:value-type="float">
            <text:p>2304</text:p>
          </table:table-cell>
          <table:table-cell table:formula="of:=[.C134]*[.C13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135]*[.C135]" office:value-type="float" office:value="288" calcext:value-type="float">
            <text:p>288</text:p>
          </table:table-cell>
          <table:table-cell table:formula="of:=[.B135]*[.B135]" office:value-type="float" office:value="2304" calcext:value-type="float">
            <text:p>2304</text:p>
          </table:table-cell>
          <table:table-cell table:formula="of:=[.C135]*[.C13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[.B136]*[.C136]" office:value-type="float" office:value="366" calcext:value-type="float">
            <text:p>366</text:p>
          </table:table-cell>
          <table:table-cell table:formula="of:=[.B136]*[.B136]" office:value-type="float" office:value="3721" calcext:value-type="float">
            <text:p>3721</text:p>
          </table:table-cell>
          <table:table-cell table:formula="of:=[.C136]*[.C13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[.B137]*[.C137]" office:value-type="float" office:value="560" calcext:value-type="float">
            <text:p>560</text:p>
          </table:table-cell>
          <table:table-cell table:formula="of:=[.B137]*[.B137]" office:value-type="float" office:value="6400" calcext:value-type="float">
            <text:p>6400</text:p>
          </table:table-cell>
          <table:table-cell table:formula="of:=[.C137]*[.C13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138]*[.C138]" office:value-type="float" office:value="392" calcext:value-type="float">
            <text:p>392</text:p>
          </table:table-cell>
          <table:table-cell table:formula="of:=[.B138]*[.B138]" office:value-type="float" office:value="3136" calcext:value-type="float">
            <text:p>3136</text:p>
          </table:table-cell>
          <table:table-cell table:formula="of:=[.C138]*[.C13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[.B139]*[.C139]" office:value-type="float" office:value="408" calcext:value-type="float">
            <text:p>408</text:p>
          </table:table-cell>
          <table:table-cell table:formula="of:=[.B139]*[.B139]" office:value-type="float" office:value="2601" calcext:value-type="float">
            <text:p>2601</text:p>
          </table:table-cell>
          <table:table-cell table:formula="of:=[.C139]*[.C13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B140]*[.C140]" office:value-type="float" office:value="430" calcext:value-type="float">
            <text:p>430</text:p>
          </table:table-cell>
          <table:table-cell table:formula="of:=[.B140]*[.B140]" office:value-type="float" office:value="1849" calcext:value-type="float">
            <text:p>1849</text:p>
          </table:table-cell>
          <table:table-cell table:formula="of:=[.C140]*[.C14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141]*[.C141]" office:value-type="float" office:value="288" calcext:value-type="float">
            <text:p>288</text:p>
          </table:table-cell>
          <table:table-cell table:formula="of:=[.B141]*[.B141]" office:value-type="float" office:value="2304" calcext:value-type="float">
            <text:p>2304</text:p>
          </table:table-cell>
          <table:table-cell table:formula="of:=[.C141]*[.C14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142]*[.C142]" office:value-type="float" office:value="294" calcext:value-type="float">
            <text:p>294</text:p>
          </table:table-cell>
          <table:table-cell table:formula="of:=[.B142]*[.B142]" office:value-type="float" office:value="2401" calcext:value-type="float">
            <text:p>2401</text:p>
          </table:table-cell>
          <table:table-cell table:formula="of:=[.C142]*[.C14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B143]*[.C143]" office:value-type="float" office:value="270" calcext:value-type="float">
            <text:p>270</text:p>
          </table:table-cell>
          <table:table-cell table:formula="of:=[.B143]*[.B143]" office:value-type="float" office:value="2916" calcext:value-type="float">
            <text:p>2916</text:p>
          </table:table-cell>
          <table:table-cell table:formula="of:=[.C143]*[.C14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B144]*[.C144]" office:value-type="float" office:value="275" calcext:value-type="float">
            <text:p>275</text:p>
          </table:table-cell>
          <table:table-cell table:formula="of:=[.B144]*[.B144]" office:value-type="float" office:value="3025" calcext:value-type="float">
            <text:p>3025</text:p>
          </table:table-cell>
          <table:table-cell table:formula="of:=[.C144]*[.C14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B145]*[.C145]" office:value-type="float" office:value="265" calcext:value-type="float">
            <text:p>265</text:p>
          </table:table-cell>
          <table:table-cell table:formula="of:=[.B145]*[.B145]" office:value-type="float" office:value="2809" calcext:value-type="float">
            <text:p>2809</text:p>
          </table:table-cell>
          <table:table-cell table:formula="of:=[.C145]*[.C14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146]*[.C146]" office:value-type="float" office:value="230" calcext:value-type="float">
            <text:p>230</text:p>
          </table:table-cell>
          <table:table-cell table:formula="of:=[.B146]*[.B146]" office:value-type="float" office:value="2116" calcext:value-type="float">
            <text:p>2116</text:p>
          </table:table-cell>
          <table:table-cell table:formula="of:=[.C146]*[.C14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B147]*[.C147]" office:value-type="float" office:value="255" calcext:value-type="float">
            <text:p>255</text:p>
          </table:table-cell>
          <table:table-cell table:formula="of:=[.B147]*[.B147]" office:value-type="float" office:value="2601" calcext:value-type="float">
            <text:p>2601</text:p>
          </table:table-cell>
          <table:table-cell table:formula="of:=[.C147]*[.C14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48]*[.C148]" office:value-type="float" office:value="300" calcext:value-type="float">
            <text:p>300</text:p>
          </table:table-cell>
          <table:table-cell table:formula="of:=[.B148]*[.B148]" office:value-type="float" office:value="3600" calcext:value-type="float">
            <text:p>3600</text:p>
          </table:table-cell>
          <table:table-cell table:formula="of:=[.C148]*[.C14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formula="of:=[.B149]*[.C149]" office:value-type="float" office:value="390" calcext:value-type="float">
            <text:p>390</text:p>
          </table:table-cell>
          <table:table-cell table:formula="of:=[.B149]*[.B149]" office:value-type="float" office:value="4225" calcext:value-type="float">
            <text:p>4225</text:p>
          </table:table-cell>
          <table:table-cell table:formula="of:=[.C149]*[.C14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150]*[.C150]" office:value-type="float" office:value="318" calcext:value-type="float">
            <text:p>318</text:p>
          </table:table-cell>
          <table:table-cell table:formula="of:=[.B150]*[.B150]" office:value-type="float" office:value="2809" calcext:value-type="float">
            <text:p>2809</text:p>
          </table:table-cell>
          <table:table-cell table:formula="of:=[.C150]*[.C15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[.B151]*[.C151]" office:value-type="float" office:value="246" calcext:value-type="float">
            <text:p>246</text:p>
          </table:table-cell>
          <table:table-cell table:formula="of:=[.B151]*[.B151]" office:value-type="float" office:value="1681" calcext:value-type="float">
            <text:p>1681</text:p>
          </table:table-cell>
          <table:table-cell table:formula="of:=[.C151]*[.C15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B152]*[.C152]" office:value-type="float" office:value="240" calcext:value-type="float">
            <text:p>240</text:p>
          </table:table-cell>
          <table:table-cell table:formula="of:=[.B152]*[.B152]" office:value-type="float" office:value="1600" calcext:value-type="float">
            <text:p>1600</text:p>
          </table:table-cell>
          <table:table-cell table:formula="of:=[.C152]*[.C15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[.B153]*[.C153]" office:value-type="float" office:value="210" calcext:value-type="float">
            <text:p>210</text:p>
          </table:table-cell>
          <table:table-cell table:formula="of:=[.B153]*[.B153]" office:value-type="float" office:value="1764" calcext:value-type="float">
            <text:p>1764</text:p>
          </table:table-cell>
          <table:table-cell table:formula="of:=[.C153]*[.C15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formula="of:=[.B154]*[.C154]" office:value-type="float" office:value="354" calcext:value-type="float">
            <text:p>354</text:p>
          </table:table-cell>
          <table:table-cell table:formula="of:=[.B154]*[.B154]" office:value-type="float" office:value="3481" calcext:value-type="float">
            <text:p>3481</text:p>
          </table:table-cell>
          <table:table-cell table:formula="of:=[.C154]*[.C15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B155]*[.C155]" office:value-type="float" office:value="265" calcext:value-type="float">
            <text:p>265</text:p>
          </table:table-cell>
          <table:table-cell table:formula="of:=[.B155]*[.B155]" office:value-type="float" office:value="2809" calcext:value-type="float">
            <text:p>2809</text:p>
          </table:table-cell>
          <table:table-cell table:formula="of:=[.C155]*[.C15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B156]*[.C156]" office:value-type="float" office:value="270" calcext:value-type="float">
            <text:p>270</text:p>
          </table:table-cell>
          <table:table-cell table:formula="of:=[.B156]*[.B156]" office:value-type="float" office:value="2916" calcext:value-type="float">
            <text:p>2916</text:p>
          </table:table-cell>
          <table:table-cell table:formula="of:=[.C156]*[.C15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B157]*[.C157]" office:value-type="float" office:value="255" calcext:value-type="float">
            <text:p>255</text:p>
          </table:table-cell>
          <table:table-cell table:formula="of:=[.B157]*[.B157]" office:value-type="float" office:value="2601" calcext:value-type="float">
            <text:p>2601</text:p>
          </table:table-cell>
          <table:table-cell table:formula="of:=[.C157]*[.C15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B158]*[.C158]" office:value-type="float" office:value="300" calcext:value-type="float">
            <text:p>300</text:p>
          </table:table-cell>
          <table:table-cell table:formula="of:=[.B158]*[.B158]" office:value-type="float" office:value="2500" calcext:value-type="float">
            <text:p>2500</text:p>
          </table:table-cell>
          <table:table-cell table:formula="of:=[.C158]*[.C15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159]*[.C159]" office:value-type="float" office:value="324" calcext:value-type="float">
            <text:p>324</text:p>
          </table:table-cell>
          <table:table-cell table:formula="of:=[.B159]*[.B159]" office:value-type="float" office:value="2916" calcext:value-type="float">
            <text:p>2916</text:p>
          </table:table-cell>
          <table:table-cell table:formula="of:=[.C159]*[.C15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formula="of:=[.B160]*[.C160]" office:value-type="float" office:value="448" calcext:value-type="float">
            <text:p>448</text:p>
          </table:table-cell>
          <table:table-cell table:formula="of:=[.B160]*[.B160]" office:value-type="float" office:value="4096" calcext:value-type="float">
            <text:p>4096</text:p>
          </table:table-cell>
          <table:table-cell table:formula="of:=[.C160]*[.C16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[.B161]*[.C161]" office:value-type="float" office:value="432" calcext:value-type="float">
            <text:p>432</text:p>
          </table:table-cell>
          <table:table-cell table:formula="of:=[.B161]*[.B161]" office:value-type="float" office:value="5184" calcext:value-type="float">
            <text:p>5184</text:p>
          </table:table-cell>
          <table:table-cell table:formula="of:=[.C161]*[.C16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162]*[.C162]" office:value-type="float" office:value="306" calcext:value-type="float">
            <text:p>306</text:p>
          </table:table-cell>
          <table:table-cell table:formula="of:=[.B162]*[.B162]" office:value-type="float" office:value="2601" calcext:value-type="float">
            <text:p>2601</text:p>
          </table:table-cell>
          <table:table-cell table:formula="of:=[.C162]*[.C16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163]*[.C163]" office:value-type="float" office:value="258" calcext:value-type="float">
            <text:p>258</text:p>
          </table:table-cell>
          <table:table-cell table:formula="of:=[.B163]*[.B163]" office:value-type="float" office:value="1849" calcext:value-type="float">
            <text:p>1849</text:p>
          </table:table-cell>
          <table:table-cell table:formula="of:=[.C163]*[.C16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[.B164]*[.C164]" office:value-type="float" office:value="264" calcext:value-type="float">
            <text:p>264</text:p>
          </table:table-cell>
          <table:table-cell table:formula="of:=[.B164]*[.B164]" office:value-type="float" office:value="1936" calcext:value-type="float">
            <text:p>1936</text:p>
          </table:table-cell>
          <table:table-cell table:formula="of:=[.C164]*[.C16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165]*[.C165]" office:value-type="float" office:value="270" calcext:value-type="float">
            <text:p>270</text:p>
          </table:table-cell>
          <table:table-cell table:formula="of:=[.B165]*[.B165]" office:value-type="float" office:value="2025" calcext:value-type="float">
            <text:p>2025</text:p>
          </table:table-cell>
          <table:table-cell table:formula="of:=[.C165]*[.C16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166]*[.C166]" office:value-type="float" office:value="350" calcext:value-type="float">
            <text:p>350</text:p>
          </table:table-cell>
          <table:table-cell table:formula="of:=[.B166]*[.B166]" office:value-type="float" office:value="2500" calcext:value-type="float">
            <text:p>2500</text:p>
          </table:table-cell>
          <table:table-cell table:formula="of:=[.C166]*[.C16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formula="of:=[.B167]*[.C167]" office:value-type="float" office:value="354" calcext:value-type="float">
            <text:p>354</text:p>
          </table:table-cell>
          <table:table-cell table:formula="of:=[.B167]*[.B167]" office:value-type="float" office:value="3481" calcext:value-type="float">
            <text:p>3481</text:p>
          </table:table-cell>
          <table:table-cell table:formula="of:=[.C167]*[.C16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168]*[.C168]" office:value-type="float" office:value="324" calcext:value-type="float">
            <text:p>324</text:p>
          </table:table-cell>
          <table:table-cell table:formula="of:=[.B168]*[.B168]" office:value-type="float" office:value="2916" calcext:value-type="float">
            <text:p>2916</text:p>
          </table:table-cell>
          <table:table-cell table:formula="of:=[.C168]*[.C16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B169]*[.C169]" office:value-type="float" office:value="255" calcext:value-type="float">
            <text:p>255</text:p>
          </table:table-cell>
          <table:table-cell table:formula="of:=[.B169]*[.B169]" office:value-type="float" office:value="2601" calcext:value-type="float">
            <text:p>2601</text:p>
          </table:table-cell>
          <table:table-cell table:formula="of:=[.C169]*[.C16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B170]*[.C170]" office:value-type="float" office:value="260" calcext:value-type="float">
            <text:p>260</text:p>
          </table:table-cell>
          <table:table-cell table:formula="of:=[.B170]*[.B170]" office:value-type="float" office:value="2704" calcext:value-type="float">
            <text:p>2704</text:p>
          </table:table-cell>
          <table:table-cell table:formula="of:=[.C170]*[.C17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B171]*[.C171]" office:value-type="float" office:value="265" calcext:value-type="float">
            <text:p>265</text:p>
          </table:table-cell>
          <table:table-cell table:formula="of:=[.B171]*[.B171]" office:value-type="float" office:value="2809" calcext:value-type="float">
            <text:p>2809</text:p>
          </table:table-cell>
          <table:table-cell table:formula="of:=[.C171]*[.C17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[.B172]*[.C172]" office:value-type="float" office:value="315" calcext:value-type="float">
            <text:p>315</text:p>
          </table:table-cell>
          <table:table-cell table:formula="of:=[.B172]*[.B172]" office:value-type="float" office:value="3969" calcext:value-type="float">
            <text:p>3969</text:p>
          </table:table-cell>
          <table:table-cell table:formula="of:=[.C172]*[.C17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173]*[.C173]" office:value-type="float" office:value="392" calcext:value-type="float">
            <text:p>392</text:p>
          </table:table-cell>
          <table:table-cell table:formula="of:=[.B173]*[.B173]" office:value-type="float" office:value="3136" calcext:value-type="float">
            <text:p>3136</text:p>
          </table:table-cell>
          <table:table-cell table:formula="of:=[.C173]*[.C17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B174]*[.C174]" office:value-type="float" office:value="265" calcext:value-type="float">
            <text:p>265</text:p>
          </table:table-cell>
          <table:table-cell table:formula="of:=[.B174]*[.B174]" office:value-type="float" office:value="2809" calcext:value-type="float">
            <text:p>2809</text:p>
          </table:table-cell>
          <table:table-cell table:formula="of:=[.C174]*[.C17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175]*[.C175]" office:value-type="float" office:value="252" calcext:value-type="float">
            <text:p>252</text:p>
          </table:table-cell>
          <table:table-cell table:formula="of:=[.B175]*[.B175]" office:value-type="float" office:value="1764" calcext:value-type="float">
            <text:p>1764</text:p>
          </table:table-cell>
          <table:table-cell table:formula="of:=[.C175]*[.C17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176]*[.C176]" office:value-type="float" office:value="270" calcext:value-type="float">
            <text:p>270</text:p>
          </table:table-cell>
          <table:table-cell table:formula="of:=[.B176]*[.B176]" office:value-type="float" office:value="2025" calcext:value-type="float">
            <text:p>2025</text:p>
          </table:table-cell>
          <table:table-cell table:formula="of:=[.C176]*[.C17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B177]*[.C177]" office:value-type="float" office:value="282" calcext:value-type="float">
            <text:p>282</text:p>
          </table:table-cell>
          <table:table-cell table:formula="of:=[.B177]*[.B177]" office:value-type="float" office:value="2209" calcext:value-type="float">
            <text:p>2209</text:p>
          </table:table-cell>
          <table:table-cell table:formula="of:=[.C177]*[.C17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178]*[.C178]" office:value-type="float" office:value="324" calcext:value-type="float">
            <text:p>324</text:p>
          </table:table-cell>
          <table:table-cell table:formula="of:=[.B178]*[.B178]" office:value-type="float" office:value="2916" calcext:value-type="float">
            <text:p>2916</text:p>
          </table:table-cell>
          <table:table-cell table:formula="of:=[.C178]*[.C17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B179]*[.C179]" office:value-type="float" office:value="260" calcext:value-type="float">
            <text:p>260</text:p>
          </table:table-cell>
          <table:table-cell table:formula="of:=[.B179]*[.B179]" office:value-type="float" office:value="2704" calcext:value-type="float">
            <text:p>2704</text:p>
          </table:table-cell>
          <table:table-cell table:formula="of:=[.C179]*[.C17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B180]*[.C180]" office:value-type="float" office:value="200" calcext:value-type="float">
            <text:p>200</text:p>
          </table:table-cell>
          <table:table-cell table:formula="of:=[.B180]*[.B180]" office:value-type="float" office:value="2500" calcext:value-type="float">
            <text:p>2500</text:p>
          </table:table-cell>
          <table:table-cell table:formula="of:=[.C180]*[.C18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B181]*[.C181]" office:value-type="float" office:value="200" calcext:value-type="float">
            <text:p>200</text:p>
          </table:table-cell>
          <table:table-cell table:formula="of:=[.B181]*[.B181]" office:value-type="float" office:value="2500" calcext:value-type="float">
            <text:p>2500</text:p>
          </table:table-cell>
          <table:table-cell table:formula="of:=[.C181]*[.C18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B182]*[.C182]" office:value-type="float" office:value="282" calcext:value-type="float">
            <text:p>282</text:p>
          </table:table-cell>
          <table:table-cell table:formula="of:=[.B182]*[.B182]" office:value-type="float" office:value="2209" calcext:value-type="float">
            <text:p>2209</text:p>
          </table:table-cell>
          <table:table-cell table:formula="of:=[.C182]*[.C18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[.B183]*[.C183]" office:value-type="float" office:value="392" calcext:value-type="float">
            <text:p>392</text:p>
          </table:table-cell>
          <table:table-cell table:formula="of:=[.B183]*[.B183]" office:value-type="float" office:value="2401" calcext:value-type="float">
            <text:p>2401</text:p>
          </table:table-cell>
          <table:table-cell table:formula="of:=[.C183]*[.C18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[.B184]*[.C184]" office:value-type="float" office:value="355" calcext:value-type="float">
            <text:p>355</text:p>
          </table:table-cell>
          <table:table-cell table:formula="of:=[.B184]*[.B184]" office:value-type="float" office:value="5041" calcext:value-type="float">
            <text:p>5041</text:p>
          </table:table-cell>
          <table:table-cell table:formula="of:=[.C184]*[.C18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B185]*[.C185]" office:value-type="float" office:value="275" calcext:value-type="float">
            <text:p>275</text:p>
          </table:table-cell>
          <table:table-cell table:formula="of:=[.B185]*[.B185]" office:value-type="float" office:value="3025" calcext:value-type="float">
            <text:p>3025</text:p>
          </table:table-cell>
          <table:table-cell table:formula="of:=[.C185]*[.C18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B186]*[.C186]" office:value-type="float" office:value="255" calcext:value-type="float">
            <text:p>255</text:p>
          </table:table-cell>
          <table:table-cell table:formula="of:=[.B186]*[.B186]" office:value-type="float" office:value="2601" calcext:value-type="float">
            <text:p>2601</text:p>
          </table:table-cell>
          <table:table-cell table:formula="of:=[.C186]*[.C18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[.B187]*[.C187]" office:value-type="float" office:value="215" calcext:value-type="float">
            <text:p>215</text:p>
          </table:table-cell>
          <table:table-cell table:formula="of:=[.B187]*[.B187]" office:value-type="float" office:value="1849" calcext:value-type="float">
            <text:p>1849</text:p>
          </table:table-cell>
          <table:table-cell table:formula="of:=[.C187]*[.C18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188]*[.C188]" office:value-type="float" office:value="258" calcext:value-type="float">
            <text:p>258</text:p>
          </table:table-cell>
          <table:table-cell table:formula="of:=[.B188]*[.B188]" office:value-type="float" office:value="1849" calcext:value-type="float">
            <text:p>1849</text:p>
          </table:table-cell>
          <table:table-cell table:formula="of:=[.C188]*[.C18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189]*[.C189]" office:value-type="float" office:value="225" calcext:value-type="float">
            <text:p>225</text:p>
          </table:table-cell>
          <table:table-cell table:formula="of:=[.B189]*[.B189]" office:value-type="float" office:value="2025" calcext:value-type="float">
            <text:p>2025</text:p>
          </table:table-cell>
          <table:table-cell table:formula="of:=[.C189]*[.C18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B190]*[.C190]" office:value-type="float" office:value="270" calcext:value-type="float">
            <text:p>270</text:p>
          </table:table-cell>
          <table:table-cell table:formula="of:=[.B190]*[.B190]" office:value-type="float" office:value="2916" calcext:value-type="float">
            <text:p>2916</text:p>
          </table:table-cell>
          <table:table-cell table:formula="of:=[.C190]*[.C19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[.B191]*[.C191]" office:value-type="float" office:value="245" calcext:value-type="float">
            <text:p>245</text:p>
          </table:table-cell>
          <table:table-cell table:formula="of:=[.B191]*[.B191]" office:value-type="float" office:value="2401" calcext:value-type="float">
            <text:p>2401</text:p>
          </table:table-cell>
          <table:table-cell table:formula="of:=[.C191]*[.C19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B192]*[.C192]" office:value-type="float" office:value="510" calcext:value-type="float">
            <text:p>510</text:p>
          </table:table-cell>
          <table:table-cell table:formula="of:=[.B192]*[.B192]" office:value-type="float" office:value="2601" calcext:value-type="float">
            <text:p>2601</text:p>
          </table:table-cell>
          <table:table-cell table:formula="of:=[.C192]*[.C19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[.B193]*[.C193]" office:value-type="float" office:value="264" calcext:value-type="float">
            <text:p>264</text:p>
          </table:table-cell>
          <table:table-cell table:formula="of:=[.B193]*[.B193]" office:value-type="float" office:value="1936" calcext:value-type="float">
            <text:p>1936</text:p>
          </table:table-cell>
          <table:table-cell table:formula="of:=[.C193]*[.C19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194]*[.C194]" office:value-type="float" office:value="220" calcext:value-type="float">
            <text:p>220</text:p>
          </table:table-cell>
          <table:table-cell table:formula="of:=[.B194]*[.B194]" office:value-type="float" office:value="1936" calcext:value-type="float">
            <text:p>1936</text:p>
          </table:table-cell>
          <table:table-cell table:formula="of:=[.C194]*[.C19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195]*[.C195]" office:value-type="float" office:value="220" calcext:value-type="float">
            <text:p>220</text:p>
          </table:table-cell>
          <table:table-cell table:formula="of:=[.B195]*[.B195]" office:value-type="float" office:value="1936" calcext:value-type="float">
            <text:p>1936</text:p>
          </table:table-cell>
          <table:table-cell table:formula="of:=[.C195]*[.C19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[.B196]*[.C196]" office:value-type="float" office:value="236" calcext:value-type="float">
            <text:p>236</text:p>
          </table:table-cell>
          <table:table-cell table:formula="of:=[.B196]*[.B196]" office:value-type="float" office:value="3481" calcext:value-type="float">
            <text:p>3481</text:p>
          </table:table-cell>
          <table:table-cell table:formula="of:=[.C196]*[.C19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formula="of:=[.B197]*[.C197]" office:value-type="float" office:value="177" calcext:value-type="float">
            <text:p>177</text:p>
          </table:table-cell>
          <table:table-cell table:formula="of:=[.B197]*[.B197]" office:value-type="float" office:value="3481" calcext:value-type="float">
            <text:p>3481</text:p>
          </table:table-cell>
          <table:table-cell table:formula="of:=[.C197]*[.C19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formula="of:=[.B198]*[.C198]" office:value-type="float" office:value="177" calcext:value-type="float">
            <text:p>177</text:p>
          </table:table-cell>
          <table:table-cell table:formula="of:=[.B198]*[.B198]" office:value-type="float" office:value="3481" calcext:value-type="float">
            <text:p>3481</text:p>
          </table:table-cell>
          <table:table-cell table:formula="of:=[.C198]*[.C19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B199]*[.C199]" office:value-type="float" office:value="192" calcext:value-type="float">
            <text:p>192</text:p>
          </table:table-cell>
          <table:table-cell table:formula="of:=[.B199]*[.B199]" office:value-type="float" office:value="2304" calcext:value-type="float">
            <text:p>2304</text:p>
          </table:table-cell>
          <table:table-cell table:formula="of:=[.C199]*[.C19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formula="of:=[.B200]*[.C200]" office:value-type="float" office:value="340" calcext:value-type="float">
            <text:p>340</text:p>
          </table:table-cell>
          <table:table-cell table:formula="of:=[.B200]*[.B200]" office:value-type="float" office:value="4624" calcext:value-type="float">
            <text:p>4624</text:p>
          </table:table-cell>
          <table:table-cell table:formula="of:=[.C200]*[.C20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B201]*[.C201]" office:value-type="float" office:value="196" calcext:value-type="float">
            <text:p>196</text:p>
          </table:table-cell>
          <table:table-cell table:formula="of:=[.B201]*[.B201]" office:value-type="float" office:value="2401" calcext:value-type="float">
            <text:p>2401</text:p>
          </table:table-cell>
          <table:table-cell table:formula="of:=[.C201]*[.C20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202]*[.C202]" office:value-type="float" office:value="225" calcext:value-type="float">
            <text:p>225</text:p>
          </table:table-cell>
          <table:table-cell table:formula="of:=[.B202]*[.B202]" office:value-type="float" office:value="2025" calcext:value-type="float">
            <text:p>2025</text:p>
          </table:table-cell>
          <table:table-cell table:formula="of:=[.C202]*[.C20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[.B203]*[.C203]" office:value-type="float" office:value="320" calcext:value-type="float">
            <text:p>320</text:p>
          </table:table-cell>
          <table:table-cell table:formula="of:=[.B203]*[.B203]" office:value-type="float" office:value="1600" calcext:value-type="float">
            <text:p>1600</text:p>
          </table:table-cell>
          <table:table-cell table:formula="of:=[.C203]*[.C20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B204]*[.C204]" office:value-type="float" office:value="160" calcext:value-type="float">
            <text:p>160</text:p>
          </table:table-cell>
          <table:table-cell table:formula="of:=[.B204]*[.B204]" office:value-type="float" office:value="1600" calcext:value-type="float">
            <text:p>1600</text:p>
          </table:table-cell>
          <table:table-cell table:formula="of:=[.C204]*[.C20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[.B205]*[.C205]" office:value-type="float" office:value="195" calcext:value-type="float">
            <text:p>195</text:p>
          </table:table-cell>
          <table:table-cell table:formula="of:=[.B205]*[.B205]" office:value-type="float" office:value="1521" calcext:value-type="float">
            <text:p>1521</text:p>
          </table:table-cell>
          <table:table-cell table:formula="of:=[.C205]*[.C20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[.B206]*[.C206]" office:value-type="float" office:value="190" calcext:value-type="float">
            <text:p>190</text:p>
          </table:table-cell>
          <table:table-cell table:formula="of:=[.B206]*[.B206]" office:value-type="float" office:value="1444" calcext:value-type="float">
            <text:p>1444</text:p>
          </table:table-cell>
          <table:table-cell table:formula="of:=[.C206]*[.C20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[.B207]*[.C207]" office:value-type="float" office:value="215" calcext:value-type="float">
            <text:p>215</text:p>
          </table:table-cell>
          <table:table-cell table:formula="of:=[.B207]*[.B207]" office:value-type="float" office:value="1849" calcext:value-type="float">
            <text:p>1849</text:p>
          </table:table-cell>
          <table:table-cell table:formula="of:=[.C207]*[.C20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208]*[.C208]" office:value-type="float" office:value="220" calcext:value-type="float">
            <text:p>220</text:p>
          </table:table-cell>
          <table:table-cell table:formula="of:=[.B208]*[.B208]" office:value-type="float" office:value="1936" calcext:value-type="float">
            <text:p>1936</text:p>
          </table:table-cell>
          <table:table-cell table:formula="of:=[.C208]*[.C20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209]*[.C209]" office:value-type="float" office:value="235" calcext:value-type="float">
            <text:p>235</text:p>
          </table:table-cell>
          <table:table-cell table:formula="of:=[.B209]*[.B209]" office:value-type="float" office:value="2209" calcext:value-type="float">
            <text:p>2209</text:p>
          </table:table-cell>
          <table:table-cell table:formula="of:=[.C209]*[.C20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B210]*[.C210]" office:value-type="float" office:value="164" calcext:value-type="float">
            <text:p>164</text:p>
          </table:table-cell>
          <table:table-cell table:formula="of:=[.B210]*[.B210]" office:value-type="float" office:value="1681" calcext:value-type="float">
            <text:p>1681</text:p>
          </table:table-cell>
          <table:table-cell table:formula="of:=[.C210]*[.C21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[.B211]*[.C211]" office:value-type="float" office:value="185" calcext:value-type="float">
            <text:p>185</text:p>
          </table:table-cell>
          <table:table-cell table:formula="of:=[.B211]*[.B211]" office:value-type="float" office:value="1369" calcext:value-type="float">
            <text:p>1369</text:p>
          </table:table-cell>
          <table:table-cell table:formula="of:=[.C211]*[.C21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212]*[.C212]" office:value-type="float" office:value="210" calcext:value-type="float">
            <text:p>210</text:p>
          </table:table-cell>
          <table:table-cell table:formula="of:=[.B212]*[.B212]" office:value-type="float" office:value="1225" calcext:value-type="float">
            <text:p>1225</text:p>
          </table:table-cell>
          <table:table-cell table:formula="of:=[.C212]*[.C21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[.B213]*[.C213]" office:value-type="float" office:value="266" calcext:value-type="float">
            <text:p>266</text:p>
          </table:table-cell>
          <table:table-cell table:formula="of:=[.B213]*[.B213]" office:value-type="float" office:value="1444" calcext:value-type="float">
            <text:p>1444</text:p>
          </table:table-cell>
          <table:table-cell table:formula="of:=[.C213]*[.C21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[.B214]*[.C214]" office:value-type="float" office:value="246" calcext:value-type="float">
            <text:p>246</text:p>
          </table:table-cell>
          <table:table-cell table:formula="of:=[.B214]*[.B214]" office:value-type="float" office:value="1681" calcext:value-type="float">
            <text:p>1681</text:p>
          </table:table-cell>
          <table:table-cell table:formula="of:=[.C214]*[.C21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215]*[.C215]" office:value-type="float" office:value="230" calcext:value-type="float">
            <text:p>230</text:p>
          </table:table-cell>
          <table:table-cell table:formula="of:=[.B215]*[.B215]" office:value-type="float" office:value="2116" calcext:value-type="float">
            <text:p>2116</text:p>
          </table:table-cell>
          <table:table-cell table:formula="of:=[.C215]*[.C21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B216]*[.C216]" office:value-type="float" office:value="168" calcext:value-type="float">
            <text:p>168</text:p>
          </table:table-cell>
          <table:table-cell table:formula="of:=[.B216]*[.B216]" office:value-type="float" office:value="1764" calcext:value-type="float">
            <text:p>1764</text:p>
          </table:table-cell>
          <table:table-cell table:formula="of:=[.C216]*[.C21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[.B217]*[.C217]" office:value-type="float" office:value="245" calcext:value-type="float">
            <text:p>245</text:p>
          </table:table-cell>
          <table:table-cell table:formula="of:=[.B217]*[.B217]" office:value-type="float" office:value="2401" calcext:value-type="float">
            <text:p>2401</text:p>
          </table:table-cell>
          <table:table-cell table:formula="of:=[.C217]*[.C21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B218]*[.C218]" office:value-type="float" office:value="250" calcext:value-type="float">
            <text:p>250</text:p>
          </table:table-cell>
          <table:table-cell table:formula="of:=[.B218]*[.B218]" office:value-type="float" office:value="2500" calcext:value-type="float">
            <text:p>2500</text:p>
          </table:table-cell>
          <table:table-cell table:formula="of:=[.C218]*[.C21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B219]*[.C219]" office:value-type="float" office:value="300" calcext:value-type="float">
            <text:p>300</text:p>
          </table:table-cell>
          <table:table-cell table:formula="of:=[.B219]*[.B219]" office:value-type="float" office:value="2500" calcext:value-type="float">
            <text:p>2500</text:p>
          </table:table-cell>
          <table:table-cell table:formula="of:=[.C219]*[.C21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220]*[.C220]" office:value-type="float" office:value="318" calcext:value-type="float">
            <text:p>318</text:p>
          </table:table-cell>
          <table:table-cell table:formula="of:=[.B220]*[.B220]" office:value-type="float" office:value="2809" calcext:value-type="float">
            <text:p>2809</text:p>
          </table:table-cell>
          <table:table-cell table:formula="of:=[.C220]*[.C22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221]*[.C221]" office:value-type="float" office:value="324" calcext:value-type="float">
            <text:p>324</text:p>
          </table:table-cell>
          <table:table-cell table:formula="of:=[.B221]*[.B221]" office:value-type="float" office:value="2916" calcext:value-type="float">
            <text:p>2916</text:p>
          </table:table-cell>
          <table:table-cell table:formula="of:=[.C221]*[.C22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222]*[.C222]" office:value-type="float" office:value="294" calcext:value-type="float">
            <text:p>294</text:p>
          </table:table-cell>
          <table:table-cell table:formula="of:=[.B222]*[.B222]" office:value-type="float" office:value="2401" calcext:value-type="float">
            <text:p>2401</text:p>
          </table:table-cell>
          <table:table-cell table:formula="of:=[.C222]*[.C22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223]*[.C223]" office:value-type="float" office:value="258" calcext:value-type="float">
            <text:p>258</text:p>
          </table:table-cell>
          <table:table-cell table:formula="of:=[.B223]*[.B223]" office:value-type="float" office:value="1849" calcext:value-type="float">
            <text:p>1849</text:p>
          </table:table-cell>
          <table:table-cell table:formula="of:=[.C223]*[.C22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[.B224]*[.C224]" office:value-type="float" office:value="308" calcext:value-type="float">
            <text:p>308</text:p>
          </table:table-cell>
          <table:table-cell table:formula="of:=[.B224]*[.B224]" office:value-type="float" office:value="1936" calcext:value-type="float">
            <text:p>1936</text:p>
          </table:table-cell>
          <table:table-cell table:formula="of:=[.C224]*[.C22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formula="of:=[.B225]*[.C225]" office:value-type="float" office:value="441" calcext:value-type="float">
            <text:p>441</text:p>
          </table:table-cell>
          <table:table-cell table:formula="of:=[.B225]*[.B225]" office:value-type="float" office:value="2401" calcext:value-type="float">
            <text:p>2401</text:p>
          </table:table-cell>
          <table:table-cell table:formula="of:=[.C225]*[.C22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formula="of:=[.B226]*[.C226]" office:value-type="float" office:value="440" calcext:value-type="float">
            <text:p>440</text:p>
          </table:table-cell>
          <table:table-cell table:formula="of:=[.B226]*[.B226]" office:value-type="float" office:value="3025" calcext:value-type="float">
            <text:p>3025</text:p>
          </table:table-cell>
          <table:table-cell table:formula="of:=[.C226]*[.C22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227]*[.C227]" office:value-type="float" office:value="324" calcext:value-type="float">
            <text:p>324</text:p>
          </table:table-cell>
          <table:table-cell table:formula="of:=[.B227]*[.B227]" office:value-type="float" office:value="2916" calcext:value-type="float">
            <text:p>2916</text:p>
          </table:table-cell>
          <table:table-cell table:formula="of:=[.C227]*[.C22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228]*[.C228]" office:value-type="float" office:value="306" calcext:value-type="float">
            <text:p>306</text:p>
          </table:table-cell>
          <table:table-cell table:formula="of:=[.B228]*[.B228]" office:value-type="float" office:value="2601" calcext:value-type="float">
            <text:p>2601</text:p>
          </table:table-cell>
          <table:table-cell table:formula="of:=[.C228]*[.C22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229]*[.C229]" office:value-type="float" office:value="288" calcext:value-type="float">
            <text:p>288</text:p>
          </table:table-cell>
          <table:table-cell table:formula="of:=[.B229]*[.B229]" office:value-type="float" office:value="2304" calcext:value-type="float">
            <text:p>2304</text:p>
          </table:table-cell>
          <table:table-cell table:formula="of:=[.C229]*[.C22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[.B230]*[.C230]" office:value-type="float" office:value="336" calcext:value-type="float">
            <text:p>336</text:p>
          </table:table-cell>
          <table:table-cell table:formula="of:=[.B230]*[.B230]" office:value-type="float" office:value="3136" calcext:value-type="float">
            <text:p>3136</text:p>
          </table:table-cell>
          <table:table-cell table:formula="of:=[.C230]*[.C23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231]*[.C231]" office:value-type="float" office:value="318" calcext:value-type="float">
            <text:p>318</text:p>
          </table:table-cell>
          <table:table-cell table:formula="of:=[.B231]*[.B231]" office:value-type="float" office:value="2809" calcext:value-type="float">
            <text:p>2809</text:p>
          </table:table-cell>
          <table:table-cell table:formula="of:=[.C231]*[.C23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[.B232]*[.C232]" office:value-type="float" office:value="372" calcext:value-type="float">
            <text:p>372</text:p>
          </table:table-cell>
          <table:table-cell table:formula="of:=[.B232]*[.B232]" office:value-type="float" office:value="3844" calcext:value-type="float">
            <text:p>3844</text:p>
          </table:table-cell>
          <table:table-cell table:formula="of:=[.C232]*[.C23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formula="of:=[.B233]*[.C233]" office:value-type="float" office:value="378" calcext:value-type="float">
            <text:p>378</text:p>
          </table:table-cell>
          <table:table-cell table:formula="of:=[.B233]*[.B233]" office:value-type="float" office:value="3969" calcext:value-type="float">
            <text:p>3969</text:p>
          </table:table-cell>
          <table:table-cell table:formula="of:=[.C233]*[.C23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[.B234]*[.C234]" office:value-type="float" office:value="342" calcext:value-type="float">
            <text:p>342</text:p>
          </table:table-cell>
          <table:table-cell table:formula="of:=[.B234]*[.B234]" office:value-type="float" office:value="3249" calcext:value-type="float">
            <text:p>3249</text:p>
          </table:table-cell>
          <table:table-cell table:formula="of:=[.C234]*[.C23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formula="of:=[.B235]*[.C235]" office:value-type="float" office:value="483" calcext:value-type="float">
            <text:p>483</text:p>
          </table:table-cell>
          <table:table-cell table:formula="of:=[.B235]*[.B235]" office:value-type="float" office:value="4761" calcext:value-type="float">
            <text:p>4761</text:p>
          </table:table-cell>
          <table:table-cell table:formula="of:=[.C235]*[.C23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B236]*[.C236]" office:value-type="float" office:value="496" calcext:value-type="float">
            <text:p>496</text:p>
          </table:table-cell>
          <table:table-cell table:formula="of:=[.B236]*[.B236]" office:value-type="float" office:value="3844" calcext:value-type="float">
            <text:p>3844</text:p>
          </table:table-cell>
          <table:table-cell table:formula="of:=[.C236]*[.C23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[.B237]*[.C237]" office:value-type="float" office:value="456" calcext:value-type="float">
            <text:p>456</text:p>
          </table:table-cell>
          <table:table-cell table:formula="of:=[.B237]*[.B237]" office:value-type="float" office:value="3249" calcext:value-type="float">
            <text:p>3249</text:p>
          </table:table-cell>
          <table:table-cell table:formula="of:=[.C237]*[.C23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[.B238]*[.C238]" office:value-type="float" office:value="399" calcext:value-type="float">
            <text:p>399</text:p>
          </table:table-cell>
          <table:table-cell table:formula="of:=[.B238]*[.B238]" office:value-type="float" office:value="3249" calcext:value-type="float">
            <text:p>3249</text:p>
          </table:table-cell>
          <table:table-cell table:formula="of:=[.C238]*[.C23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[.B239]*[.C239]" office:value-type="float" office:value="336" calcext:value-type="float">
            <text:p>336</text:p>
          </table:table-cell>
          <table:table-cell table:formula="of:=[.B239]*[.B239]" office:value-type="float" office:value="3136" calcext:value-type="float">
            <text:p>3136</text:p>
          </table:table-cell>
          <table:table-cell table:formula="of:=[.C239]*[.C23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B240]*[.C240]" office:value-type="float" office:value="280" calcext:value-type="float">
            <text:p>280</text:p>
          </table:table-cell>
          <table:table-cell table:formula="of:=[.B240]*[.B240]" office:value-type="float" office:value="3136" calcext:value-type="float">
            <text:p>3136</text:p>
          </table:table-cell>
          <table:table-cell table:formula="of:=[.C240]*[.C24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B241]*[.C241]" office:value-type="float" office:value="295" calcext:value-type="float">
            <text:p>295</text:p>
          </table:table-cell>
          <table:table-cell table:formula="of:=[.B241]*[.B241]" office:value-type="float" office:value="3481" calcext:value-type="float">
            <text:p>3481</text:p>
          </table:table-cell>
          <table:table-cell table:formula="of:=[.C241]*[.C241]" office:value-type="float" office:value="25" calcext:value-type="float">
            <text:p>25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01:22:17.060142544</dc:date>
    <meta:editing-duration>PT2M44S</meta:editing-duration>
    <meta:editing-cycles>1</meta:editing-cycles>
    <meta:document-statistic meta:table-count="1" meta:cell-count="1454" meta:object-count="0"/>
    <meta:generator>LibreOffice/7.3.7.2$Linux_X86_64 LibreOffice_project/30$Build-2</meta:generator>
  </office:meta>
</office:document-meta>
</file>